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BeanDefinitionParser.parseInternal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BeanServerBeanDefinitionParser.resolveId( Element element , AbstractBeanDefinition 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